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text>d</mtext>
        <mn>3</mn>
      </msup>
      <mi>r</mi>
      <mrow>
        <mi/>
        <mo stretchy="false">=</mo>
        <mi/>
      </mrow>
      <mtext>d</mtext>
      <mi>x</mi>
      <mi/>
      <mtext>d</mtext>
      <mi>y</mi>
      <mi/>
      <mtext>d</mtext>
      <mi>z</mi>
      <mrow>
        <mi/>
        <mo stretchy="false">=</mo>
        <mi/>
      </mrow>
      <munder>
        <munder>
          <mrow>
            <mfrac>
              <mrow>
                <mo stretchy="false">∂</mo>
                <mrow>
                  <mo stretchy="false">(</mo>
                  <mrow>
                    <mi>x</mi>
                    <mi>,</mi>
                    <mi>y</mi>
                    <mi>,</mi>
                    <mi>z</mi>
                  </mrow>
                  <mo stretchy="false">)</mo>
                </mrow>
              </mrow>
              <mrow>
                <mo stretchy="false">∂</mo>
                <mrow>
                  <mo stretchy="false">(</mo>
                  <mrow>
                    <mi>u</mi>
                    <mi>,</mi>
                    <mi>v</mi>
                    <mi>,</mi>
                    <mi>w</mi>
                  </mrow>
                  <mo stretchy="false">)</mo>
                </mrow>
              </mrow>
            </mfrac>
          </mrow>
          <mo stretchy="false">⏟</mo>
        </munder>
        <mrow>
          <mstyle mathsize="70%">
            <mrow>
              <mtext>Funktionaldeterminante</mtext>
            </mrow>
          </mstyle>
        </mrow>
      </munder>
      <mi/>
      <mtext>d</mtext>
      <mi>u</mi>
      <mi/>
      <mtext>d</mtext>
      <mi>v</mi>
      <mi/>
      <mtext>d</mtext>
      <mi>w</mi>
    </mrow>
    <annotation encoding="StarMath 5.0">"d" ^3 r `=` "d" x ` "d" y ` "d" z `=` {{partial(x,y,z)} over {partial(u,v,w)}} underbrace {size*0.7 "Funktionaldeterminante"} ` "d" u ` "d" v ` "d" 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4:10:10.121000000</meta:creation-date>
    <meta:generator>LibreOffice/4.1.4.2$Windows_x86 LibreOffice_project/0a0440ccc0227ad9829de5f46be37cfb6edcf72</meta:generator>
  </office:meta>
</office:document-meta>
</file>